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swiss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3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2.662cm"/>
    </style:style>
    <style:style style:name="co6" style:family="table-column">
      <style:table-column-properties fo:break-before="auto" style:column-width="1.385cm"/>
    </style:style>
    <style:style style:name="co7" style:family="table-column">
      <style:table-column-properties fo:break-before="auto" style:column-width="1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7" style:family="table-row">
      <style:table-row-properties style:row-height="0.7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6" style:family="table-cell" style:parent-style-name="Default">
      <style:text-properties style:font-name="Courier New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Courier New" fo:font-size="8pt" style:font-size-asian="8pt" style:font-size-complex="8pt"/>
    </style:style>
    <style:style style:name="ce9" style:family="table-cell" style:parent-style-name="Default">
      <style:text-properties style:font-name="Courier New" fo:font-style="italic" style:font-style-asian="italic" style:font-style-complex="italic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cell-protect="none" style:print-content="true"/>
      <style:text-properties fo:color="#0000ff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style:font-name="Courier New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2">
      <style:table-cell-properties style:cell-protect="none" style:print-content="true"/>
      <style:text-properties fo:color="#0000ff"/>
    </style:style>
    <style:style style:name="ce17" style:family="table-cell" style:parent-style-name="Default" style:data-style-name="N111">
      <style:text-properties style:font-name="Courier New"/>
    </style:style>
    <style:style style:name="ce18" style:family="table-cell" style:parent-style-name="Default" style:data-style-name="N112">
      <style:text-properties style:font-name="Courier New"/>
    </style:style>
    <style:style style:name="ce19" style:family="table-cell" style:parent-style-name="Default" style:data-style-name="N110">
      <style:text-properties style:font-name="Courier New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21" style:family="table-cell" style:parent-style-name="Default" style:data-style-name="N112">
      <style:text-properties style:font-name="Courier New" fo:font-weight="bold" style:font-weight-asian="bold" style:font-weight-complex="bold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57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1">
      <style:text-properties fo:color="#008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Courier New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&quot;;&quot;S&quot;)" table:allow-empty-cell="false" table:display-list="unsorted" table:base-cell-address="'Hauteur &amp; Azimuth'.D5">
          <table:error-message table:message-type="stop" table:display="true"/>
        </table:content-validation>
        <table:content-validation table:name="val2" table:condition="of:cell-content-is-in-list(&quot;N&quot;;&quot;S&quot;)" table:allow-empty-cell="false" table:display-list="unsorted" table:base-cell-address="'Hauteur &amp; Azimuth'.D6"/>
      </table:content-validations>
      <table:table table:name="Hauteur &amp; Azimuth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Hauteur &amp; Azimuth, avec des Tables de Logarithmes</text:p>
          </table:table-cell>
          <table:table-cell table:style-name="ce10" table:number-columns-repeated="1023"/>
        </table:table-row>
        <table:table-row table:style-name="ro2">
          <table:table-cell table:style-name="ce2" office:value-type="string" calcext:value-type="string">
            <text:p>Work in Progress</text:p>
          </table:table-cell>
          <table:table-cell table:style-name="ce2" table:number-columns-repeated="1023"/>
        </table:table-row>
        <table:table-row table:style-name="ro3">
          <table:table-cell table:style-name="ce3"/>
          <table:table-cell table:style-name="ce3" office:value-type="string" calcext:value-type="string">
            <text:p>Degré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igne</text:p>
          </table:table-cell>
          <table:table-cell table:style-name="ce3"/>
          <table:table-cell table:style-name="ce3" office:value-type="string" calcext:value-type="string">
            <text:p>Valeurs décimales</text:p>
          </table:table-cell>
          <table:table-cell table:style-name="ce32" table:number-columns-repeated="1018"/>
        </table:table-row>
        <table:table-row table:style-name="ro3">
          <table:table-cell table:style-name="ce4" office:value-type="string" calcext:value-type="string">
            <text:p>AHL</text:p>
          </table:table-cell>
          <table:table-cell table:style-name="ce11" office:value-type="float" office:value="289" calcext:value-type="float">
            <text:p>289</text:p>
          </table:table-cell>
          <table:table-cell table:style-name="ce16" office:value-type="float" office:value="0" calcext:value-type="float">
            <text:p>0,00</text:p>
          </table:table-cell>
          <table:table-cell table:style-name="ce24"/>
          <table:table-cell table:style-name="ce12"/>
          <table:table-cell table:style-name="ce29" table:formula="of:=[.B4]+([.C4]/60)" office:value-type="float" office:value="289" calcext:value-type="float">
            <text:p>289,00000</text:p>
          </table:table-cell>
          <table:table-cell table:number-columns-repeated="2"/>
          <table:table-cell table:style-name="ce66" office:value-type="string" calcext:value-type="string">
            <text:p>L’angle horaire est égal <text:span text:style-name="T3">à</text:span> z<text:span text:style-name="T3">é</text:span>ro à midi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0" calcext:value-type="float">
            <text:p>0,00</text:p>
          </table:table-cell>
          <table:table-cell table:style-name="ce57" table:content-validation-name="val1" office:value-type="string" calcext:value-type="string">
            <text:p>N</text:p>
          </table:table-cell>
          <table:table-cell table:style-name="ce12"/>
          <table:table-cell table:style-name="ce29" table:formula="of:=([.B5]+([.C5]/60))*(IF([.D5]=&quot;S&quot;;-1;1))" office:value-type="float" office:value="4" calcext:value-type="float">
            <text:p>4,00000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D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,00</text:p>
          </table:table-cell>
          <table:table-cell table:style-name="ce57" table:content-validation-name="val2" office:value-type="string" calcext:value-type="string">
            <text:p>S</text:p>
          </table:table-cell>
          <table:table-cell table:style-name="ce12"/>
          <table:table-cell table:style-name="ce29" table:formula="of:=([.B6]+([.C6]/60))*(IF([.D6]=&quot;S&quot;;-1;1))" office:value-type="float" office:value="-11" calcext:value-type="float">
            <text:p>-11,00000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L<text:span text:style-name="T1">±D</text:span></text:p>
          </table:table-cell>
          <table:table-cell table:style-name="ce12" table:number-columns-repeated="4"/>
          <table:table-cell table:style-name="ce29" table:formula="of:=ABS(IF([.D5]=[.D6];ABS([.F5])-ABS([.F6]);ABS([.F5])+ABS([.F6])))" office:value-type="float" office:value="15" calcext:value-type="float">
            <text:p>15,00000</text:p>
          </table:table-cell>
          <table:table-cell table:number-columns-repeated="3"/>
          <table:table-cell table:style-name="ce29"/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5">
          <table:table-cell table:style-name="ce6" office:value-type="string" calcext:value-type="string">
            <text:p>HAUTEUR</text:p>
          </table:table-cell>
          <table:table-cell table:style-name="ce13" table:formula="of:=COM.MICROSOFT.IFS(COS(RADIANS([.F4])) &lt; 0; &quot;Oops! COS(AHL) &lt; 0, l'astre est invisible !&quot;; COS(RADIANS([.F4])) &gt;=0; &quot;&quot;)">
            <text:p/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rmule à résoudre : He = arcsin((sin(L).sin(D))+(cos(L).cos(D).cos(AHL)))</text:p>
          </table:table-cell>
          <table:table-cell table:style-name="ce7" table:number-columns-repeated="1023"/>
        </table:table-row>
        <table:table-row table:style-name="ro2">
          <table:table-cell table:style-name="ce7" table:number-columns-repeated="1024"/>
        </table:table-row>
        <table:table-row table:style-name="ro6">
          <table:table-cell table:style-name="ce7"/>
          <table:table-cell table:style-name="ce7" office:value-type="string" calcext:value-type="string">
            <text:p><text:span text:style-name="T2">À</text:span> trouver :</text:p>
          </table:table-cell>
          <table:table-cell table:style-name="ce7"/>
          <table:table-cell table:style-name="ce7" table:formula="of:=DEGREES(ASIN( (SIN(RADIANS([.F5])) * SIN(RADIANS([.F6]))) + (COS(RADIANS([.F5])) * COS(RADIANS([.F6])) * COS(RADIANS([.F4])))))" office:value-type="float" office:value="17.7881207229462" calcext:value-type="float">
            <text:p>17,7881207229462</text:p>
          </table:table-cell>
          <table:table-cell table:style-name="ce27" office:value-type="string" calcext:value-type="string">
            <text:p>-&gt;</text:p>
          </table:table-cell>
          <table:table-cell table:style-name="ce30" table:formula="of:=COM.MICROSOFT.IFS([.D12] &gt;= 0; COM.MICROSOFT.CONCAT(TEXT(FLOOR([.D12]);&quot;##&quot;);&quot;º &quot;;TEXT(60* ([.D12]-FLOOR([.D12]));&quot;0#.##&quot;);&quot;'&quot;))" office:value-type="string" office:string-value="17º 47,29'" calcext:value-type="string">
            <text:p>17º 47,29'</text:p>
          </table:table-cell>
          <table:table-cell table:style-name="ce7"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log sin(L)</text:p>
          </table:table-cell>
          <table:table-cell table:style-name="ce14"/>
          <table:table-cell table:style-name="ce17" table:formula="of:=LOG10(SIN(ABS(RADIANS([.F5]))))" office:value-type="float" office:value="-1.15641548151837" calcext:value-type="float">
            <text:p>-1,15642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sin(D)</text:p>
          </table:table-cell>
          <table:table-cell table:style-name="ce14"/>
          <table:table-cell table:style-name="ce17" table:formula="of:=LOG10(SIN(ABS(RADIANS([.F6]))))" office:value-type="float" office:value="-0.719401155049594" calcext:value-type="float">
            <text:p>-0,71940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L)</text:p>
          </table:table-cell>
          <table:table-cell table:style-name="ce14"/>
          <table:table-cell table:style-name="ce17" table:formula="of:=LOG10(COS(ABS(RADIANS([.F5]))))" office:value-type="float" office:value="-0.0010592101460973" calcext:value-type="float">
            <text:p>-0,00106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D)</text:p>
          </table:table-cell>
          <table:table-cell table:style-name="ce14"/>
          <table:table-cell table:style-name="ce17" table:formula="of:=LOG10(COS(ABS(RADIANS([.F6]))))" office:value-type="float" office:value="-0.00805342353099506" calcext:value-type="float">
            <text:p>-0,00805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AHL)</text:p>
          </table:table-cell>
          <table:table-cell table:style-name="ce14"/>
          <table:table-cell table:style-name="ce17" table:formula="of:=LOG10(COS(ABS(RADIANS([.F4]))))" office:value-type="float" office:value="-0.487358082345237" calcext:value-type="float">
            <text:p>-0,48736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/>
          <table:table-cell office:value-type="string" calcext:value-type="string">
            <text:p>← Wont work, if negativ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og (sin(L).sin(D))</text:p>
          </table:table-cell>
          <table:table-cell table:style-name="ce14"/>
          <table:table-cell table:style-name="ce18" table:formula="of:=[.C14]+[.C15]" office:value-type="float" office:value="-1.87581663656796" calcext:value-type="float">
            <text:p>-1,875817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sin(L).sin(D)</text:p>
          </table:table-cell>
          <table:table-cell table:style-name="ce14"/>
          <table:table-cell table:style-name="ce18" table:formula="of:=POWER(10;[.C19]) * SIGN([.F6]) * SIGN([.F5])" office:value-type="float" office:value="-0.0133101626761269" calcext:value-type="float">
            <text:p>-0,013310</text:p>
          </table:table-cell>
          <table:table-cell table:style-name="ce14"/>
          <table:table-cell table:style-name="ce14" office:value-type="string" calcext:value-type="string">
            <text:p>Attention au signe !!!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(cos(L).cos(D).cos(AHL))</text:p>
          </table:table-cell>
          <table:table-cell table:style-name="ce14"/>
          <table:table-cell table:style-name="ce18" table:formula="of:=[.C16]+[.C17]+[.C18]" office:value-type="float" office:value="-0.49647071602233" calcext:value-type="float">
            <text:p>-0,496471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cos(L).cos(D).cos(AHL)</text:p>
          </table:table-cell>
          <table:table-cell table:style-name="ce14"/>
          <table:table-cell table:style-name="ce18" table:formula="of:=POWER(10;[.C21])" office:value-type="float" office:value="0.318808053705427" calcext:value-type="float">
            <text:p>0,318808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sin(L).sin(D) + cos(L).cos(D).cos(AHL)</text:p>
          </table:table-cell>
          <table:table-cell table:style-name="ce14"/>
          <table:table-cell table:style-name="ce18" table:formula="of:=[.C20]+[.C22]" office:value-type="float" office:value="0.3054978910293" calcext:value-type="float">
            <text:p>0,305498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arcsin(sin(L).sin(D) + cos(L).cos(D).cos(AHL))</text:p>
          </table:table-cell>
          <table:table-cell table:style-name="ce14"/>
          <table:table-cell table:style-name="ce19" table:formula="of:=DEGREES(ASIN([.C23]))" office:value-type="float" office:value="17.7881207229462" calcext:value-type="float">
            <text:p>17,7881</text:p>
          </table:table-cell>
          <table:table-cell table:style-name="ce14"/>
          <table:table-cell table:style-name="ce14" office:value-type="string" calcext:value-type="string">
            <text:p>Hauteur en degrés décimaux</text:p>
          </table:table-cell>
          <table:table-cell table:style-name="ce14" table:number-columns-repeated="2"/>
          <table:table-cell table:number-columns-repeated="1017"/>
        </table:table-row>
        <table:table-row table:style-name="ro7">
          <table:table-cell table:style-name="ce9"/>
          <table:table-cell table:style-name="ce15" office:value-type="string" calcext:value-type="string">
            <text:p>He</text:p>
          </table:table-cell>
          <table:table-cell table:style-name="ce20" table:formula="of:=COM.MICROSOFT.CONCAT(TEXT(FLOOR([.C24]);&quot;##&quot;);&quot;º &quot;;TEXT(60* ([.C24]-FLOOR([.C24]));&quot;0#.##&quot;);&quot;'&quot;)" office:value-type="string" office:string-value="17º 47,29'" calcext:value-type="string">
            <text:p>17º 47,29'</text:p>
          </table:table-cell>
          <table:table-cell table:style-name="ce14" table:number-columns-repeated="4"/>
          <table:table-cell table:number-columns-repeated="1017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5">
          <table:table-cell table:style-name="ce6" office:value-type="string" calcext:value-type="string">
            <text:p>AZIMUTH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Formule à résoudre : Z = arctan(sin(AHL) / ((cos(L).tan(D)) – (sin(L).cos(AHL)))</text:p>
          </table:table-cell>
          <table:table-cell table:number-columns-repeated="1023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sin(AHL)</text:p>
          </table:table-cell>
          <table:table-cell table:formula="of:=SIN(RADIANS([.F4]))" office:value-type="float" office:value="-0.945518575599317" calcext:value-type="float">
            <text:p>-0,945518575599317</text:p>
          </table:table-cell>
          <table:table-cell table:number-columns-repeated="1020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cos(L)</text:p>
          </table:table-cell>
          <table:table-cell table:formula="of:=COS(RADIANS([.F5]))" office:value-type="float" office:value="0.997564050259824" calcext:value-type="float">
            <text:p>0,997564050259824</text:p>
          </table:table-cell>
          <table:table-cell table:number-columns-repeated="3"/>
          <table:table-cell table:style-name="ce26" office:value-type="string" calcext:value-type="string">
            <text:p>tan(Z)</text:p>
          </table:table-cell>
          <table:table-cell table:formula="of:=[.D30]/([.G32]-[.G34])" office:value-type="float" office:value="4.36492652199621" calcext:value-type="float">
            <text:p>4,36492652199621</text:p>
          </table:table-cell>
          <table:table-cell table:number-columns-repeated="1015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tan(D)</text:p>
          </table:table-cell>
          <table:table-cell table:formula="of:=TAN(RADIANS([.F6]))" office:value-type="float" office:value="-0.194380309137718" calcext:value-type="float">
            <text:p>-0,194380309137718</text:p>
          </table:table-cell>
          <table:table-cell/>
          <table:table-cell office:value-type="string" calcext:value-type="string">
            <text:p>cos(L) * tan(D)</text:p>
          </table:table-cell>
          <table:table-cell table:formula="of:=[.D31]*[.D32]" office:value-type="float" office:value="-0.193906808474179" calcext:value-type="float">
            <text:p>-0,193906808474179</text:p>
          </table:table-cell>
          <table:table-cell table:style-name="ce26" office:value-type="string" calcext:value-type="string">
            <text:p>Z</text:p>
          </table:table-cell>
          <table:table-cell table:formula="of:=DEGREES(ATAN([.I31]))" office:value-type="float" office:value="77.0962787036761" calcext:value-type="float">
            <text:p>77,0962787036761</text:p>
          </table:table-cell>
          <table:table-cell table:number-columns-repeated="1015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sin(L)</text:p>
          </table:table-cell>
          <table:table-cell table:formula="of:=SIN(RADIANS([.F5]))" office:value-type="float" office:value="0.0697564737441253" calcext:value-type="float">
            <text:p>0,069756473744125</text:p>
          </table:table-cell>
          <table:table-cell table:number-columns-repeated="1020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cos(AHL)</text:p>
          </table:table-cell>
          <table:table-cell table:formula="of:=COS(RADIANS([.F4]))" office:value-type="float" office:value="0.325568154457156" calcext:value-type="float">
            <text:p>0,325568154457156</text:p>
          </table:table-cell>
          <table:table-cell/>
          <table:table-cell office:value-type="string" calcext:value-type="string">
            <text:p>sin(L) * cos(AHL)</text:p>
          </table:table-cell>
          <table:table-cell table:formula="of:=[.D33]*[.D34]" office:value-type="float" office:value="0.022710486418314" calcext:value-type="float">
            <text:p>0,022710486418314</text:p>
          </table:table-cell>
          <table:table-cell table:number-columns-repeated="1017"/>
        </table:table-row>
        <table:table-row table:style-name="ro3" table:visibility="collapse">
          <table:table-cell table:style-name="Default"/>
          <table:table-cell/>
          <table:table-cell office:value-type="string" calcext:value-type="string">
            <text:p>tan(Z)</text:p>
          </table:table-cell>
          <table:table-cell table:formula="of:=SIN(RADIANS([.F4])) / ((COS(RADIANS([.F5]) * TAN(RADIANS([.F6]))) - (SIN(RADIANS([.F5])) * COS(RADIANS([.F4])))))" office:value-type="float" office:value="-0.967581921980353" calcext:value-type="float">
            <text:p>-0,967581921980353</text:p>
          </table:table-cell>
          <table:table-cell table:number-columns-repeated="1020"/>
        </table:table-row>
        <table:table-row table:style-name="ro6">
          <table:table-cell table:style-name="Default"/>
          <table:table-cell table:style-name="ce7" office:value-type="string" calcext:value-type="string">
            <text:p><text:span text:style-name="T2">À</text:span> trouver :</text:p>
          </table:table-cell>
          <table:table-cell/>
          <table:table-cell table:style-name="ce7" table:formula="of:=ABS(DEGREES(ATAN(SIN(RADIANS([.F4])) / ((COS(RADIANS([.F5])) * TAN(RADIANS([.F6]))) - (SIN(RADIANS([.F5])) * COS(RADIANS([.F4]))))) ))" office:value-type="float" office:value="77.0962787036761" calcext:value-type="float">
            <text:p>77,0962787036761</text:p>
          </table:table-cell>
          <table:table-cell table:style-name="ce27" office:value-type="string" calcext:value-type="string">
            <text:p>-&gt;</text:p>
          </table:table-cell>
          <table:table-cell table:style-name="ce31" table:formula="of:=COM.MICROSOFT.IFS([.D36] &gt;= 0; COM.MICROSOFT.CONCAT(TEXT(FLOOR(ABS([.D36]));&quot;##&quot;);&quot;º &quot;;TEXT(60* (ABS([.D36])-FLOOR(ABS([.D36])));&quot;0#.##&quot;);&quot;'&quot;))" office:value-type="string" office:string-value="77º 05,78'" calcext:value-type="string">
            <text:p>77º 05,78'</text:p>
          </table:table-cell>
          <table:table-cell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log sin(AHL)</text:p>
          </table:table-cell>
          <table:table-cell/>
          <table:table-cell table:style-name="ce17" table:formula="of:=LOG10(ABS(SIN(RADIANS([.F4]))))" office:value-type="float" office:value="-0.0243299346126631" calcext:value-type="float">
            <text:p>-0,024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cos(L)</text:p>
          </table:table-cell>
          <table:table-cell/>
          <table:table-cell table:style-name="ce17" table:formula="of:=LOG10(COS(ABS(RADIANS([.F5]))))" office:value-type="float" office:value="-0.0010592101460973" calcext:value-type="float">
            <text:p>-0,00106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tan(D)</text:p>
          </table:table-cell>
          <table:table-cell/>
          <table:table-cell table:style-name="ce17" table:formula="of:=LOG10(TAN(ABS(RADIANS([.F6]))))" office:value-type="float" office:value="-0.711347731518599" calcext:value-type="float">
            <text:p>-0,71135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sin(L)</text:p>
          </table:table-cell>
          <table:table-cell/>
          <table:table-cell table:style-name="ce17" table:formula="of:=LOG10(SIN(ABS(RADIANS([.F5]))))" office:value-type="float" office:value="-1.15641548151837" calcext:value-type="float">
            <text:p>-1,15642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cos(AHL)</text:p>
          </table:table-cell>
          <table:table-cell/>
          <table:table-cell table:style-name="ce17" table:formula="of:=LOG10(COS(ABS(RADIANS([.F4]))))" office:value-type="float" office:value="-0.487358082345237" calcext:value-type="float">
            <text:p>-0,487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cos(L).tan(D))</text:p>
          </table:table-cell>
          <table:table-cell/>
          <table:table-cell table:style-name="ce17" table:formula="of:=[.C39]+[.C40]" office:value-type="float" office:value="-0.712406941664696" calcext:value-type="float">
            <text:p>-0,712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s(L).tan(D)</text:p>
          </table:table-cell>
          <table:table-cell/>
          <table:table-cell table:style-name="ce18" table:formula="of:=SIGN([.F6]) * POWER(10;[.C43])" office:value-type="float" office:value="-0.193906808474179" calcext:value-type="float">
            <text:p>-0,1939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sin(L).cos(AHL))</text:p>
          </table:table-cell>
          <table:table-cell/>
          <table:table-cell table:style-name="ce18" table:formula="of:=[.C41]+[.C42]" office:value-type="float" office:value="-1.64377356386361" calcext:value-type="float">
            <text:p>-1,6437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n(L).cos(AHL)</text:p>
          </table:table-cell>
          <table:table-cell/>
          <table:table-cell table:style-name="ce18" table:formula="of:=POWER(10;[.C45])" office:value-type="float" office:value="0.0227104864183139" calcext:value-type="float">
            <text:p>0,0227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(cos(L).tan(D)) – (sin(L).cos(AHL))</text:p>
          </table:table-cell>
          <table:table-cell/>
          <table:table-cell table:style-name="ce18" table:formula="of:=[.C44]-[.C46]" office:value-type="float" office:value="-0.216617294892493" calcext:value-type="float">
            <text:p>-0,216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(cos(L).tan(D)) – (sin(L).cos(AHL)))</text:p>
          </table:table-cell>
          <table:table-cell/>
          <table:table-cell table:style-name="ce18" table:formula="of:=LOG10(ABS([.C47]))" office:value-type="float" office:value="-0.664306871918816" calcext:value-type="float">
            <text:p>-0,664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num / den)</text:p>
          </table:table-cell>
          <table:table-cell/>
          <table:table-cell table:style-name="ce18" table:formula="of:=[.C38]-[.C48]" office:value-type="float" office:value="0.639976937306153" calcext:value-type="float">
            <text:p>0,63997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 / den</text:p>
          </table:table-cell>
          <table:table-cell/>
          <table:table-cell table:style-name="ce18" table:formula="of:=POWER(10;[.C49])" office:value-type="float" office:value="4.36492652199621" calcext:value-type="float">
            <text:p>4,36492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ctan(num / den)</text:p>
          </table:table-cell>
          <table:table-cell/>
          <table:table-cell table:style-name="ce21" table:formula="of:=DEGREES(ATAN([.C50]))" office:value-type="float" office:value="77.0962787036761" calcext:value-type="float">
            <text:p>77,096279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Z</text:p>
          </table:table-cell>
          <table:table-cell table:style-name="ce22" table:formula="of:=COM.MICROSOFT.CONCAT(TEXT(FLOOR([.C51]);&quot;##&quot;);&quot;º &quot;;TEXT(60* ([.C51]-FLOOR([.C51]));&quot;0#.##&quot;);&quot;'&quot;)" office:value-type="string" office:string-value="77º 05,78'" calcext:value-type="string">
            <text:p>77º 05,78'</text:p>
          </table:table-cell>
          <table:table-cell table:style-name="ce23" office:value-type="string" calcext:value-type="string">
            <text:p>arrondi à</text:p>
          </table:table-cell>
          <table:table-cell table:style-name="ce28" table:formula="of:=COM.MICROSOFT.CONCAT(ROUND([.C51]); &quot;º&quot;)" office:value-type="string" office:string-value="77º" calcext:value-type="string">
            <text:p>77º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3" office:value-type="string" calcext:value-type="string">
            <text:p>Soit</text:p>
          </table:table-cell>
          <table:table-cell table:style-name="ce26" table:formula="of:=IF(SIGN([.F5]) &lt;&gt; SIGN([.F6]); IF(SIGN([.F5]) &gt; 0;&quot;S&quot;;&quot;N&quot;);  IF(SIGN([.F5]) &gt; 0;&quot;N&quot;;&quot;S&quot;))" office:value-type="string" office:string-value="S" calcext:value-type="string">
            <text:p>S</text:p>
          </table:table-cell>
          <table:table-cell table:style-name="ce28" table:formula="of:=[.E52]" office:value-type="string" office:string-value="77º" calcext:value-type="string">
            <text:p>77º</text:p>
          </table:table-cell>
          <table:table-cell table:formula="of:=COM.MICROSOFT.IFS(AND([.F4]&gt;270; [.F4]&lt;360); &quot;E&quot;; AND([.F4]&gt;0; [.F4]&lt;90); &quot;W&quot;)" office:value-type="string" office:string-value="E" calcext:value-type="string">
            <text:p>E</text:p>
          </table:table-cell>
          <table:table-cell table:style-name="ce26" office:value-type="string" calcext:value-type="string">
            <text:p>(</text:p>
          </table:table-cell>
          <table:table-cell table:style-name="ce33" table:formula="of:=IF(SIGN([.F5]) &lt;&gt; SIGN([.F6]); IF(SIGN([.F5]) &gt; 0;180;0);  IF(SIGN([.F5]) &gt; 180;0;0)) + (ROUND([.C51]) * COM.MICROSOFT.IFS(AND([.F4]&gt;270; [.F4]&lt;360); COM.MICROSOFT.IFS([.D54] = &quot;S&quot;;-1;1); AND([.F4]&gt;0; [.F4]&lt;90); COM.MICROSOFT.IFS([.D54] = &quot;S&quot;;1;-1)))" office:value-type="float" office:value="103" calcext:value-type="float">
            <text:p>103</text:p>
          </table:table-cell>
          <table:table-cell office:value-type="string" calcext:value-type="string">
            <text:p>)</text:p>
          </table:table-cell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23" office:value-type="string" calcext:value-type="string">
            <text:p>Donc</text:p>
          </table:table-cell>
          <table:table-cell/>
          <table:table-cell table:style-name="ce28" table:formula="of:=COM.MICROSOFT.CONCAT(IF([.H54]&lt;0;360+[.H54];[.H54]);  &quot;º&quot;)" office:value-type="string" office:string-value="103º" calcext:value-type="string">
            <text:p>103º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swiss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08:33:46.016423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4-08T18:10:57.045125175</meta:creation-date>
    <dc:date>2025-04-11T09:18:53.859581816</dc:date>
    <meta:editing-duration>P1DT19H27M8S</meta:editing-duration>
    <meta:editing-cycles>33</meta:editing-cycles>
    <meta:generator>LibreOffice/7.0.3.1$MacOSX_X86_64 LibreOffice_project/d7547858d014d4cf69878db179d326fc3483e082</meta:generator>
    <meta:document-statistic meta:table-count="1" meta:cell-count="132" meta:object-count="0"/>
  </office:meta>
</office:document-meta>
</file>